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0280703024766AA3AF1.jpg" manifest:media-type="image/jpeg"/>
  <manifest:file-entry manifest:full-path="Pictures/100000000000036800000238B7769C10DFCCF325.jpg" manifest:media-type="image/jpeg"/>
  <manifest:file-entry manifest:full-path="Pictures/10000000000002FD0000003196DCE6F494191526.jpg" manifest:media-type="image/jpeg"/>
  <manifest:file-entry manifest:full-path="Pictures/1000000000000368000000F26EB60502DB3BC202.jpg" manifest:media-type="image/jpeg"/>
  <manifest:file-entry manifest:full-path="Pictures/10000000000001C60000002C1E58B58C466E651C.jpg" manifest:media-type="image/jpeg"/>
  <manifest:file-entry manifest:full-path="Pictures/1000000000000206000000303EBBDD1D2A1A6041.jpg" manifest:media-type="image/jpeg"/>
  <manifest:file-entry manifest:full-path="Pictures/100000000000036E0000019E15A1A7DEFBE92E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2.72mm" svg:y="1.99mm" svg:width="137.05mm" svg:height="12.7mm" draw:z-index="0"><draw:image xlink:href="Pictures/1000000000000206000000303EBBDD1D2A1A6041.jpg" xlink:type="simple" xlink:show="embed" xlink:actuate="onLoad" loext:mime-type="image/jpeg"/></draw:frame><draw:frame draw:style-name="fr1" draw:name="Image2" text:anchor-type="paragraph" svg:x="-5.12mm" svg:y="14.68mm" svg:width="175.9mm" svg:height="114.56mm" draw:z-index="1"><draw:image xlink:href="Pictures/100000000000036800000238B7769C10DFCCF325.jpg" xlink:type="simple" xlink:show="embed" xlink:actuate="onLoad" loext:mime-type="image/jpeg"/></draw:frame><draw:frame draw:style-name="fr1" draw:name="Image3" text:anchor-type="paragraph" svg:x="-2.38mm" svg:y="144.71mm" svg:width="175.9mm" svg:height="11.25mm" draw:z-index="2"><draw:image xlink:href="Pictures/10000000000002FD0000003196DCE6F494191526.jpg" xlink:type="simple" xlink:show="embed" xlink:actuate="onLoad" loext:mime-type="image/jpeg"/></draw:frame><draw:frame draw:style-name="fr1" draw:name="Image4" text:anchor-type="paragraph" svg:x="-2.66mm" svg:y="170.55mm" svg:width="120.12mm" svg:height="11.64mm" draw:z-index="3"><draw:image xlink:href="Pictures/10000000000001C60000002C1E58B58C466E651C.jpg" xlink:type="simple" xlink:show="embed" xlink:actuate="onLoad" loext:mime-type="image/jpeg"/></draw:frame><draw:frame draw:style-name="fr1" draw:name="Image5" text:anchor-type="paragraph" svg:x="-2.66mm" svg:y="182.17mm" svg:width="175.9mm" svg:height="48.81mm" draw:z-index="4"><draw:image xlink:href="Pictures/1000000000000368000000F26EB60502DB3BC202.jpg" xlink:type="simple" xlink:show="embed" xlink:actuate="onLoad" loext:mime-type="image/jpeg"/></draw:frame></text:p>
      <text:p text:style-name="P1"><draw:frame draw:style-name="fr1" draw:name="Image7" text:anchor-type="paragraph" svg:x="-0.86mm" svg:y="19.86mm" svg:width="175.9mm" svg:height="82.94mm" draw:z-index="6"><draw:image xlink:href="Pictures/100000000000036E0000019E15A1A7DEFBE92E5D.jpg" xlink:type="simple" xlink:show="embed" xlink:actuate="onLoad" loext:mime-type="image/jpeg"/></draw:frame><draw:frame draw:style-name="fr1" draw:name="Image6" text:anchor-type="paragraph" svg:x="5.61mm" svg:y="9.3mm" svg:width="151.87mm" svg:height="10.58mm" draw:z-index="5"><draw:image xlink:href="Pictures/100000000000023E000000280703024766AA3AF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3:37:07.263571872</meta:creation-date>
    <dc:date>2019-06-21T23:39:32.806787653</dc:date>
    <meta:editing-duration>PT2M27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6.2.4.2.0$Linux_X86_64 LibreOffice_project/20$Build-2</meta:generator>
  </office:meta>
</office:document-meta>
</file>